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lide 1</text:h>
      <text:h text:style-name="Heading_20_2" text:outline-level="2">A</text:h>
      <text:h text:style-name="Heading_20_3" text:outline-level="3">B</text:h>
      <text:h text:style-name="Heading_20_4" text:outline-level="4">C</text:h>
      <text:h text:style-name="Heading_20_5" text:outline-level="5">D</text:h>
      <text:h text:style-name="Heading_20_6" text:outline-level="6">E</text:h>
      <text:h text:style-name="Heading_20_7" text:outline-level="7">F</text:h>
      <text:h text:style-name="Heading_20_8" text:outline-level="8">G</text:h>
      <text:h text:style-name="Heading_20_9" text:outline-level="9">H</text:h>
      <text:h text:style-name="Heading_20_9" text:outline-level="9">I</text:h>
      <text:h text:style-name="Heading_20_2" text:outline-level="2">B</text:h>
      <text:h text:style-name="Heading_20_2" text:outline-level="2">C</text:h>
      <text:h text:style-name="Heading_20_2" text:outline-level="2">D</text:h>
      <text:h text:style-name="Heading_20_1" text:outline-level="1">Slide 2</text:h>
      <text:h text:style-name="Heading_20_1" text:outline-level="1">Slide 3</text:h>
      <text:h text:style-name="Heading_20_1" text:outline-level="1">Slide 4</text:h>
      <text:h text:style-name="Heading_20_1" text:outline-level="1">Slide 5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</style:style>
    <style:style style:name="Heading10" style:family="paragraph" style:parent-style-name="Heading" style:next-style-name="Text_20_body" style:class="text" style:master-page-name="">
      <style:paragraph-properties style:page-number="auto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39$Build-9242</meta:generator>
    <meta:initial-creator>thorsten bosbach</meta:initial-creator>
    <meta:creation-date>2002-08-01T14:13:46</meta:creation-date>
    <dc:creator>thorsten bosbach</dc:creator>
    <dc:date>2002-08-01T14:23:11</dc:date>
    <meta:editing-cycles>5</meta:editing-cycles>
    <meta:editing-duration>PT9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22" meta:character-count="47"/>
  </office:meta>
</office:document-meta>
</file>